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639832734065863541"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995300158555878982"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37557870187946095"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76594299769423870"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338014069810702807"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31186701621978033"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2359161024398041"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88263944332986655"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749593" text:continue-list="list822359161024398041"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332957230899258202"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753754"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751717"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751709"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743838"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755216"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58241928730890564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925017459942707031"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45374634873451186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750923"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937267694318279995"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431357282768719234"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059514143978505446" text:style-name="L15">
        <text:list-item>
          <text:list>
            <text:list-header>
              <text:p text:style-name="P187">1.5 miles averaging about 9:40/mile and rest 1 min</text:p>
            </text:list-header>
          </text:list>
        </text:list-item>
      </text:list>
      <text:p text:style-name="P25">1 mile in 8:26 and rest 2 min</text:p>
      <text:list xml:id="list67437704233973774"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687370539357823635"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44593"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36364915209661105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093316808576867586"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021085630704405284"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726700" text:continue-list="list7093316808576867586" text:style-name="L19">
        <text:list-item>
          <text:list>
            <text:list-header>
              <text:p text:style-name="P191">(Pace*HR)=1240</text:p>
            </text:list-header>
          </text:list>
        </text:list-item>
      </text:list>
      <text:list xml:id="list39734137" text:continue-list="list363649152096611052" text:style-name="L18">
        <text:list-item>
          <text:list>
            <text:list-header>
              <text:p text:style-name="P190">2 miles at 10:46/mile Ave HR= 121 bpm and rest a few minutes</text:p>
            </text:list-header>
          </text:list>
        </text:list-item>
      </text:list>
      <text:list xml:id="list39748146" text:continue-list="list39726700"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756956"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600945015136277479"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65655024014710537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38208300342511286"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556211686181298133"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466879027785109486"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743516433314006755"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737638"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737964"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867283641771293247"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00194771925722537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666331683861307354"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6841169078617608"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733662028095599748"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5766873681192858701" text:style-name="L32">
        <text:list-item>
          <text:list>
            <text:list-header>
              <text:p text:style-name="P201">0.25 miles in 2:54</text:p>
              <text:p text:style-name="P201">1 mile in 9:21 going faster as I ran and ending at around 8:30 pace</text:p>
            </text:list-header>
          </text:list>
        </text:list-item>
      </text:list>
      <text:list xml:id="list6891085372792728191"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013242399775749618"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064723023045423351"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338198226916125396"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98158427930930339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72589137267803770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462781014338950083"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8,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727440929666737089"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9T19:48:34.43</dc:date>
    <dc:creator>James Lombardi</dc:creator>
    <meta:editing-duration>P34DT18H45M23S</meta:editing-duration>
    <meta:editing-cycles>2429</meta:editing-cycles>
    <meta:generator>OpenOffice/4.1.2$Win32 OpenOffice.org_project/412m3$Build-9782</meta:generator>
    <meta:document-statistic meta:table-count="0" meta:image-count="9" meta:object-count="0" meta:page-count="240" meta:paragraph-count="7058" meta:word-count="75872" meta:character-count="388335"/>
  </office:meta>
</office:document-meta>
</file>